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E2" style:family="table-cell">
      <style:table-cell-properties fo:background-color="#e6e6e6" fo:padding="0.0382in" fo:border-left="0.05pt solid #000000" fo:border-right="none" fo:border-top="none" fo:border-bottom="0.05pt solid #000000">
        <style:background-image/>
      </style:table-cell-properties>
    </style:style>
    <style:style style:name="Table1.F2"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1.F5"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F2" style:family="table-cell" style:data-style-name="N0">
      <style:table-cell-properties fo:padding="0.0382in" fo:border-left="0.05pt solid #000000" fo:border-right="0.05pt solid #000000" fo:border-top="none" fo:border-bottom="0.05pt solid #000000"/>
    </style:style>
    <style:style style:name="Table2.E3" style:family="table-cell">
      <style:table-cell-properties fo:background-color="#e6e6e6" fo:padding="0.0382in" fo:border-left="0.05pt solid #000000" fo:border-right="none" fo:border-top="none" fo:border-bottom="0.05pt solid #000000">
        <style:background-image/>
      </style:table-cell-properties>
    </style:style>
    <style:style style:name="Table2.F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2.F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text-underline-style="none"/>
    </style:style>
    <style:style style:name="P2" style:family="paragraph" style:parent-style-name="Standard">
      <style:paragraph-properties fo:text-align="center" style:justify-single-word="false"/>
      <style:text-properties style:text-underline-style="non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autospace="none"/>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text-properties fo:font-style="italic" style:text-underline-style="none"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Standard">
      <style:text-properties fo:font-style="italic" style:text-underline-style="none" style:font-style-asian="italic" style:font-style-complex="italic"/>
    </style:style>
    <style:style style:name="P9" style:family="paragraph" style:parent-style-name="Standard">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non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ol 531 - Linear Models<text:tab/><text:tab/><text:tab/><text:tab/><text:tab/><text:tab/>Name <text:span text:style-name="T1"><text:tab/><text:tab/>KEY<text:tab/><text:tab/><text:tab/></text:span></text:p>
      <text:p text:style-name="Standard"/>
      <text:p text:style-name="Standard">Nested variables and random effects</text:p>
      <text:p text:style-name="Standard"/>
      <text:p text:style-name="Standard">Gestation in mammals, not mass adjusted:</text:p>
      <text:p text:style-name="Standard"/>
      <text:p text:style-name="Standard">1. Record the SS for each taxonomic level below, and place an asterisk by each one that is significant.</text:p>
      <text:p text:style-name="Standard"/>
      <text:p text:style-name="Standard">Order SS <text:span text:style-name="T1"><text:tab/>68.4<text:tab/></text:span><text:span text:style-name="T2"><text:tab/><text:tab/>Family SS </text:span><text:span text:style-name="T1"><text:tab/>0.38<text:tab/></text:span><text:span text:style-name="T2"><text:tab/><text:tab/>Genus SS </text:span><text:span text:style-name="T1"><text:tab/>1.52<text:tab/></text:span></text:p>
      <text:p text:style-name="P1"/>
      <text:p text:style-name="P1">Total SS <text:span text:style-name="T1"><text:tab/>73.26<text:tab/></text:span></text:p>
      <text:p text:style-name="P1"/>
      <text:p text:style-name="P1">2. Calculate the proportion of total variation accounted for by each level:</text:p>
      <text:p text:style-name="P1"/>
      <text:p text:style-name="P1">Order prop <text:span text:style-name="T1"><text:tab/>0.93<text:tab/></text:span><text:tab/><text:tab/>Family prop <text:span text:style-name="T1"><text:tab/>0.005<text:tab/></text:span><text:tab/><text:tab/>Genus prop <text:span text:style-name="T1"><text:tab/>0.02<text:tab/></text:span></text:p>
      <text:p text:style-name="P1"/>
      <text:p text:style-name="P1"/>
      <text:p text:style-name="P1">3. Interpret the results. At which taxonomic level is there the greatest amount of variation in gestation length?</text:p>
      <text:p text:style-name="P1"/>
      <text:p text:style-name="P6">Most of the variation explained by taxonomy was at the order level. Families and genera did not vary in gestation length much compared with orders.</text:p>
      <text:p text:style-name="P1"/>
      <text:p text:style-name="P1"/>
      <text:p text:style-name="P1">4. Does it make sense to treat taxonomic levels as fixed effects? Support your answer by referring to the criteria for random and fixed effects discussed in lecture.</text:p>
      <text:p text:style-name="P1"/>
      <text:p text:style-name="P6">Yes, since you could use the same levels of the taxonomic hierarchy again if the study was repeated, and the specific levels used are of interest.</text:p>
      <text:p text:style-name="P1"/>
      <text:p text:style-name="P1"/>
      <text:p text:style-name="P1"/>
      <text:p text:style-name="P1">Gestation in mammals, mass adjusted:</text:p>
      <text:p text:style-name="P1"/>
      <text:p text:style-name="P1">5. Record the SS for each taxonomic level below, and place an asterisk by each one that is significant.</text:p>
      <text:p text:style-name="Standard"/>
      <text:p text:style-name="Standard">Order SS <text:span text:style-name="T1"><text:tab/>23.6<text:tab/></text:span><text:span text:style-name="T2"><text:tab/><text:tab/>Family SS </text:span><text:span text:style-name="T1"><text:tab/>0.23<text:tab/></text:span><text:span text:style-name="T2"><text:tab/><text:tab/>Genus SS </text:span><text:span text:style-name="T1"><text:tab/>1.59<text:tab/></text:span></text:p>
      <text:p text:style-name="P1"/>
      <text:p text:style-name="P1">Total SS <text:span text:style-name="T1"><text:tab/>73.26<text:tab/></text:span></text:p>
      <text:p text:style-name="P5"/>
      <text:p text:style-name="P1">6. Calculate the proportion of total variation accounted for by each level:</text:p>
      <text:p text:style-name="P1"/>
      <text:p text:style-name="P1">Order prop <text:span text:style-name="T1"><text:tab/>0.32<text:tab/></text:span><text:tab/><text:tab/>Family prop <text:span text:style-name="T1"><text:tab/>0.003<text:tab/></text:span><text:tab/><text:tab/>Genus prop <text:span text:style-name="T1"><text:tab/>0.02<text:tab/></text:span></text:p>
      <text:p text:style-name="P1"/>
      <text:p text:style-name="P1"><text:line-break/></text:p>
      <text:p text:style-name="P1"/>
      <text:p text:style-name="P1"><text:soft-page-break/>7. Did your interpretation change when you accounted for mass? Does there still seem to be an effect of taxonomic level, or can differences among taxonomic groups be attributed to differences in mass?</text:p>
      <text:p text:style-name="P1"/>
      <text:p text:style-name="P6">The overall pattern is the same, but a large fraction of the variation among orders can be attributed to body mass. Even when body mass is accounted for, order still accounted for the greatest proportion of variation in the taxonomic hierarchy.</text:p>
      <text:p text:style-name="P1"/>
      <text:p text:style-name="P1"/>
      <text:p text:style-name="P1"/>
      <text:p text:style-name="P1">Random effects - two crossed random effects</text:p>
      <text:p text:style-name="P1"/>
      <text:p text:style-name="P1">7. Fill in the table below (which you needed to complete in Excel):</text:p>
      <text:p text:style-name="P1"/>
      <table:table table:name="Table1" table:style-name="Table1">
        <table:table-column table:style-name="Table1.A" table:number-columns-repeated="5"/>
        <table:table-column table:style-name="Table1.F"/>
        <table:table-row>
          <table:table-cell table:style-name="Table1.A1" office:value-type="string">
            <text:p text:style-name="Table_20_Contents">Source</text:p>
          </table:table-cell>
          <table:table-cell table:style-name="Table1.A1" office:value-type="string">
            <text:p text:style-name="P7">Df</text:p>
          </table:table-cell>
          <table:table-cell table:style-name="Table1.A1" office:value-type="string">
            <text:p text:style-name="P7">SS</text:p>
          </table:table-cell>
          <table:table-cell table:style-name="Table1.A1" office:value-type="string">
            <text:p text:style-name="P7">MS</text:p>
          </table:table-cell>
          <table:table-cell table:style-name="Table1.A1" office:value-type="string">
            <text:p text:style-name="P7">F</text:p>
          </table:table-cell>
          <table:table-cell table:style-name="Table1.F1" office:value-type="string">
            <text:p text:style-name="P7">p</text:p>
          </table:table-cell>
        </table:table-row>
        <table:table-row>
          <table:table-cell table:style-name="Table1.A2" office:value-type="string">
            <text:p text:style-name="Table_20_Contents">sire</text:p>
          </table:table-cell>
          <table:table-cell table:style-name="Table1.B2" office:value-type="float" office:value="4">
            <text:p text:style-name="P7">4</text:p>
          </table:table-cell>
          <table:table-cell table:style-name="Table1.B2" office:value-type="float" office:value="1.03">
            <text:p text:style-name="P7">1.03</text:p>
          </table:table-cell>
          <table:table-cell table:style-name="Table1.B2" office:value-type="float" office:value="0.26">
            <text:p text:style-name="P7">0.26</text:p>
          </table:table-cell>
          <table:table-cell table:style-name="Table1.E2" office:value-type="string">
            <text:p text:style-name="P4">1.34</text:p>
          </table:table-cell>
          <table:table-cell table:style-name="Table1.F2" office:value-type="string">
            <text:p text:style-name="P4">0.39</text:p>
          </table:table-cell>
        </table:table-row>
        <table:table-row>
          <table:table-cell table:style-name="Table1.A2" office:value-type="string">
            <text:p text:style-name="Table_20_Contents">dam</text:p>
          </table:table-cell>
          <table:table-cell table:style-name="Table1.B2" office:value-type="float" office:value="1">
            <text:p text:style-name="P7">1</text:p>
          </table:table-cell>
          <table:table-cell table:style-name="Table1.B2" office:value-type="float" office:value="0.52">
            <text:p text:style-name="P7">0.52</text:p>
          </table:table-cell>
          <table:table-cell table:style-name="Table1.B2" office:value-type="float" office:value="0.52">
            <text:p text:style-name="P7">0.52</text:p>
          </table:table-cell>
          <table:table-cell table:style-name="Table1.E2" office:value-type="string">
            <text:p text:style-name="P4">2.68</text:p>
          </table:table-cell>
          <table:table-cell table:style-name="Table1.F2" office:value-type="string">
            <text:p text:style-name="P4">0.18</text:p>
          </table:table-cell>
        </table:table-row>
        <table:table-row>
          <table:table-cell table:style-name="Table1.A2" office:value-type="string">
            <text:p text:style-name="Table_20_Contents">sire:dam</text:p>
          </table:table-cell>
          <table:table-cell table:style-name="Table1.B2" office:value-type="float" office:value="4">
            <text:p text:style-name="P7">4</text:p>
          </table:table-cell>
          <table:table-cell table:style-name="Table1.B2" office:value-type="float" office:value="0.77">
            <text:p text:style-name="P7">0.77</text:p>
          </table:table-cell>
          <table:table-cell table:style-name="Table1.B2" office:value-type="float" office:value="0.19">
            <text:p text:style-name="P7">0.19</text:p>
          </table:table-cell>
          <table:table-cell table:style-name="Table1.E2" office:value-type="string">
            <text:p text:style-name="P4">2.33</text:p>
          </table:table-cell>
          <table:table-cell table:style-name="Table1.F2" office:value-type="string">
            <text:p text:style-name="P4">0.13</text:p>
          </table:table-cell>
        </table:table-row>
        <table:table-row>
          <table:table-cell table:style-name="Table1.A2" office:value-type="string">
            <text:p text:style-name="Table_20_Contents">Residuals</text:p>
          </table:table-cell>
          <table:table-cell table:style-name="Table1.B2" office:value-type="float" office:value="10">
            <text:p text:style-name="P7">10</text:p>
          </table:table-cell>
          <table:table-cell table:style-name="Table1.B2" office:value-type="float" office:value="0.83">
            <text:p text:style-name="P7">0.83</text:p>
          </table:table-cell>
          <table:table-cell table:style-name="Table1.B2" office:value-type="float" office:value="0.08">
            <text:p text:style-name="P7">0.08</text:p>
          </table:table-cell>
          <table:table-cell table:style-name="Table1.A2" office:value-type="string">
            <text:p text:style-name="P7"/>
          </table:table-cell>
          <table:table-cell table:style-name="Table1.F5" office:value-type="string">
            <text:p text:style-name="P7"/>
          </table:table-cell>
        </table:table-row>
      </table:table>
      <text:p text:style-name="P1"/>
      <text:p text:style-name="P1">8. Interpret the result - is there significant variation in piglet weight gain among sires or dams, and is there a significant interaction?</text:p>
      <text:p text:style-name="P1"/>
      <text:p text:style-name="P6">None of the effects are significant.</text:p>
      <text:p text:style-name="P1"/>
      <text:p text:style-name="P1"/>
      <text:p text:style-name="P1">Random effects - sire fixed, dam random and nested within sire</text:p>
      <text:p text:style-name="P1"/>
      <text:p text:style-name="P1">9. Fill in the following table:</text:p>
      <text:p text:style-name="P1"/>
      <table:table table:name="Table2" table:style-name="Table2">
        <table:table-column table:style-name="Table2.A" table:number-columns-repeated="5"/>
        <table:table-column table:style-name="Table2.F"/>
        <table:table-row>
          <table:table-cell table:style-name="Table2.A1" office:value-type="string">
            <text:p text:style-name="P1"><text:s text:c="10"/></text:p>
          </table:table-cell>
          <table:table-cell table:style-name="Table2.A1" office:value-type="string">
            <text:p text:style-name="P2">Df <text:s/></text:p>
          </table:table-cell>
          <table:table-cell table:style-name="Table2.A1" office:value-type="string">
            <text:p text:style-name="P2">SS</text:p>
          </table:table-cell>
          <table:table-cell table:style-name="Table2.A1" office:value-type="string">
            <text:p text:style-name="P2"><text:s/>MS </text:p>
          </table:table-cell>
          <table:table-cell table:style-name="Table2.A1" office:value-type="string">
            <text:p text:style-name="P2">F </text:p>
          </table:table-cell>
          <table:table-cell table:style-name="Table2.F1" office:value-type="string">
            <text:p text:style-name="P2"><text:s/>p</text:p>
          </table:table-cell>
        </table:table-row>
        <table:table-row>
          <table:table-cell table:style-name="Table2.A2" office:value-type="string">
            <text:p text:style-name="P1">sire <text:s text:c="2"/></text:p>
          </table:table-cell>
          <table:table-cell table:style-name="Table2.B2" office:value-type="float" office:value="4">
            <text:p text:style-name="P2">4</text:p>
          </table:table-cell>
          <table:table-cell table:style-name="Table2.B2" office:value-type="float" office:value="1.03293">
            <text:p text:style-name="P2">1.03</text:p>
          </table:table-cell>
          <table:table-cell table:style-name="Table2.B2" office:value-type="float" office:value="0.25823">
            <text:p text:style-name="P2">0.26</text:p>
          </table:table-cell>
          <table:table-cell table:style-name="Table2.B2" office:value-type="float" office:value="1.0036">
            <text:p text:style-name="P2">1</text:p>
          </table:table-cell>
          <table:table-cell table:style-name="Table2.F2" office:value-type="float" office:value="0.4842">
            <text:p text:style-name="P2">0.48</text:p>
          </table:table-cell>
        </table:table-row>
        <table:table-row>
          <table:table-cell table:style-name="Table2.A2" office:value-type="string">
            <text:p text:style-name="P1">sire:dam </text:p>
          </table:table-cell>
          <table:table-cell table:style-name="Table2.B2" office:value-type="float" office:value="5">
            <text:p text:style-name="P2">5</text:p>
          </table:table-cell>
          <table:table-cell table:style-name="Table2.B2" office:value-type="float" office:value="1.28655">
            <text:p text:style-name="P2">1.29</text:p>
          </table:table-cell>
          <table:table-cell table:style-name="Table2.B2" office:value-type="float" office:value="0.25731">
            <text:p text:style-name="P2">0.26</text:p>
          </table:table-cell>
          <table:table-cell table:style-name="Table2.E3" office:value-type="string">
            <text:p text:style-name="P2">3.12</text:p>
          </table:table-cell>
          <table:table-cell table:style-name="Table2.F3" office:value-type="string">
            <text:p text:style-name="P2">0.06</text:p>
          </table:table-cell>
        </table:table-row>
        <table:table-row>
          <table:table-cell table:style-name="Table2.A2" office:value-type="string">
            <text:p text:style-name="P1">Residuals </text:p>
          </table:table-cell>
          <table:table-cell table:style-name="Table2.B2" office:value-type="float" office:value="10">
            <text:p text:style-name="P2">10</text:p>
          </table:table-cell>
          <table:table-cell table:style-name="Table2.B2" office:value-type="float" office:value="0.83">
            <text:p text:style-name="P2">0.83</text:p>
          </table:table-cell>
          <table:table-cell table:style-name="Table2.B2" office:value-type="float" office:value="0.08">
            <text:p text:style-name="P2">0.08</text:p>
          </table:table-cell>
          <table:table-cell table:style-name="Table2.A2" office:value-type="string">
            <text:p text:style-name="P2"/>
          </table:table-cell>
          <table:table-cell table:style-name="Table2.F4" office:value-type="string">
            <text:p text:style-name="P3"/>
          </table:table-cell>
        </table:table-row>
      </table:table>
      <text:p text:style-name="P1"/>
      <text:p text:style-name="P1">10. Interpret the result - is there significant variation in sires? Is there significant variation among dams?</text:p>
      <text:p text:style-name="P1"/>
      <text:p text:style-name="P6">There is no difference among sires, but dams nested within sire are nearly significantly different. A farmer wishing to produce piglets with good growth rates would be better off concentrating on the quality of the mother than on the s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Kristan</meta:initial-creator>
    <meta:creation-date>2009-11-03T11:13:32</meta:creation-date>
    <dc:date>2011-11-14T10:42:24</dc:date>
    <dc:creator>Bill Kristan</dc:creator>
    <meta:editing-duration>PT59M11S</meta:editing-duration>
    <meta:editing-cycles>2</meta:editing-cycles>
    <meta:generator>LibreOffice/3.4$Linux LibreOffice_project/340m1$Build-302</meta:generator>
    <meta:document-statistic meta:table-count="2" meta:image-count="0" meta:object-count="0" meta:page-count="2" meta:paragraph-count="79" meta:word-count="470" meta:character-count="2689" meta:non-whitespace-character-count="2228"/>
  </office:meta>
</office:document-meta>
</file>